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43cm" style:rel-column-width="5949*"/>
    </style:style>
    <style:style style:name="Tabelle1.B" style:family="table-column">
      <style:table-column-properties style:column-width="1.831cm" style:rel-column-width="7058*"/>
    </style:style>
    <style:style style:name="Tabelle1.C" style:family="table-column">
      <style:table-column-properties style:column-width="2.205cm" style:rel-column-width="8499*"/>
    </style:style>
    <style:style style:name="Tabelle1.D" style:family="table-column">
      <style:table-column-properties style:column-width="2.887cm" style:rel-column-width="11131*"/>
    </style:style>
    <style:style style:name="Tabelle1.E" style:family="table-column">
      <style:table-column-properties style:column-width="2.184cm" style:rel-column-width="8417*"/>
    </style:style>
    <style:style style:name="Tabelle1.F" style:family="table-column">
      <style:table-column-properties style:column-width="2.491cm" style:rel-column-width="9601*"/>
    </style:style>
    <style:style style:name="Tabelle1.G" style:family="table-column">
      <style:table-column-properties style:column-width="3.859cm" style:rel-column-width="1488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ombie</text:p>
      <text:p text:style-name="P5"/>
      <text:p text:style-name="P6">Zombies sind untote Lebewesen, die durch ein Virus ein Verlangen nach Fleisch (vor allem Frischfleisch) verspüren. Das Zombie-Virus verbreitet sich durch Körperflüssigkeiten, aber auch durch Schmierinfektion. Zombies sind also von Anfang an infektiös. Die Verwandlung erfolgt innerhalb von 24 Stunden.</text:p>
      <text:p text:style-name="P6">Sie besitzen keine Magie. Schaden erhalten sie nur durch das Fehlen von Körperteilen. Wenn sie diese Körperteile wieder zurückgewinnen, erhalten sie ihre Gesundheit wieder.</text:p>
      <text:p text:style-name="P6">Als Vorteil erhalten Zombies Schmerzresistenz. Dafür verfallen sie durch Kämpfe und Blut schnell in Blutrausch. Bei Waffenlosem Kampf verursachen sie einen Grundschaden von 100 HP.</text:p>
      <text:p text:style-name="P6">Zombies gibt es in verschiedenen Varianten: Aggressive, Strategische, Hungrige und Perplexe.</text:p>
      <text:p text:style-name="P6">Manche entwickeln mit der Zeit kluge Strategien an dich ranzukommen. Wenn es sein muss auch mit Rudeln.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Stufe</text:p>
            <text:p text:style-name="P1">(EP)</text:p>
          </table:table-cell>
          <table:table-cell table:style-name="Tabelle1.A1" office:value-type="string">
            <text:p text:style-name="P1">Vorteile</text:p>
          </table:table-cell>
          <table:table-cell table:style-name="Tabelle1.A1" office:value-type="string">
            <text:p text:style-name="P1">Attribute</text:p>
          </table:table-cell>
          <table:table-cell table:style-name="Tabelle1.A1" office:value-type="string">
            <text:p text:style-name="P1">Fertigkeiten</text:p>
          </table:table-cell>
          <table:table-cell table:style-name="Tabelle1.A1" office:value-type="string">
            <text:p text:style-name="P1">Magisches</text:p>
            <text:p text:style-name="P1">(Zauber)</text:p>
          </table:table-cell>
          <table:table-cell table:style-name="Tabelle1.A1" office:value-type="string">
            <text:p text:style-name="P1">Wesenkräfte</text:p>
          </table:table-cell>
          <table:table-cell table:style-name="Tabelle1.G1" office:value-type="string">
            <text:p text:style-name="P1">Spez.-&amp;Wissensfert.</text:p>
          </table:table-cell>
        </table:table-row>
        <table:table-row>
          <table:table-cell table:style-name="Tabelle1.A2" office:value-type="string">
            <text:p text:style-name="P3">1</text:p>
            <text:p text:style-name="P3">(1.000)</text:p>
          </table:table-cell>
          <table:table-cell table:style-name="Tabelle1.A2" office:value-type="string">
            <text:p text:style-name="P10">Skrupellos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2</text:p>
            <text:p text:style-name="P3">(2.400)</text:p>
          </table:table-cell>
          <table:table-cell table:style-name="Tabelle1.A2" office:value-type="string">
            <text:p text:style-name="P10">Abgebrüht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3</text:p>
            <text:p text:style-name="P3">(4.6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+3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4</text:p>
            <text:p text:style-name="P3">(7.2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+3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5</text:p>
            <text:p text:style-name="P3">(10.000)</text:p>
          </table:table-cell>
          <table:table-cell table:style-name="Tabelle1.A2" office:value-type="string">
            <text:p text:style-name="P11">Toxinresistent</text:p>
          </table:table-cell>
          <table:table-cell table:style-name="Tabelle1.A2" office:value-type="string">
            <text:p text:style-name="P2">+3 Max.</text:p>
          </table:table-cell>
          <table:table-cell table:style-name="Tabelle1.A2" office:value-type="string">
            <text:p text:style-name="P2">+5 Gr.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Kräfteschub</text:p>
          </table:table-cell>
          <table:table-cell table:style-name="Tabelle1.G2" office:value-type="string">
            <text:p text:style-name="P2">+1 Sp.F.</text:p>
          </table:table-cell>
        </table:table-row>
        <table:table-row>
          <table:table-cell table:style-name="Tabelle1.A2" office:value-type="string">
            <text:p text:style-name="P3">6</text:p>
            <text:p text:style-name="P3">(13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3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7</text:p>
            <text:p text:style-name="P3">(16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3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8</text:p>
            <text:p text:style-name="P3">(20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5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Raserei</text:p>
          </table:table-cell>
          <table:table-cell table:style-name="Tabelle1.G2" office:value-type="string">
            <text:p text:style-name="P2">+3 WP</text:p>
          </table:table-cell>
        </table:table-row>
        <table:table-row>
          <table:table-cell table:style-name="Tabelle1.A2" office:value-type="string">
            <text:p text:style-name="P3">9</text:p>
            <text:p text:style-name="P3">(25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3</text:p>
          </table:table-cell>
          <table:table-cell table:style-name="Tabelle1.A2" office:value-type="string">
            <text:p text:style-name="P2">+5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0</text:p>
            <text:p text:style-name="P3">(30.000)</text:p>
          </table:table-cell>
          <table:table-cell table:style-name="Tabelle1.A2" office:value-type="string">
            <text:p text:style-name="P10">Glückspilz</text:p>
          </table:table-cell>
          <table:table-cell table:style-name="Tabelle1.A2" office:value-type="string">
            <text:p text:style-name="P2">+5 Max.</text:p>
          </table:table-cell>
          <table:table-cell table:style-name="Tabelle1.A2" office:value-type="string">
            <text:p text:style-name="P2">+7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Robustheit</text:p>
          </table:table-cell>
          <table:table-cell table:style-name="Tabelle1.G2" office:value-type="string">
            <text:p text:style-name="P2">+3 Sp.F.</text:p>
          </table:table-cell>
        </table:table-row>
        <table:table-row>
          <table:table-cell table:style-name="Tabelle1.A2" office:value-type="string">
            <text:p text:style-name="P3">11</text:p>
            <text:p text:style-name="P3">(36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10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2</text:p>
            <text:p text:style-name="P3">(42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+5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3</text:p>
            <text:p text:style-name="P3">(49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1</text:p>
          </table:table-cell>
          <table:table-cell table:style-name="Tabelle1.A2" office:value-type="string">
            <text:p text:style-name="P2">+5 Gr.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4</text:p>
            <text:p text:style-name="P3">(60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2</text:p>
          </table:table-cell>
          <table:table-cell table:style-name="Tabelle1.A2" office:value-type="string">
            <text:p text:style-name="P2">+5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5</text:p>
            <text:p text:style-name="P3">(71.000)</text:p>
          </table:table-cell>
          <table:table-cell table:style-name="Tabelle1.A2" office:value-type="string">
            <text:p text:style-name="P10">Multitalent</text:p>
          </table:table-cell>
          <table:table-cell table:style-name="Tabelle1.A2" office:value-type="string">
            <text:p text:style-name="P2">+5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Provokation</text:p>
          </table:table-cell>
          <table:table-cell table:style-name="Tabelle1.G2" office:value-type="string">
            <text:p text:style-name="P2">+5 WP</text:p>
          </table:table-cell>
        </table:table-row>
        <table:table-row>
          <table:table-cell table:style-name="Tabelle1.A2" office:value-type="string">
            <text:p text:style-name="P3">16</text:p>
            <text:p text:style-name="P3">(83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5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7</text:p>
            <text:p text:style-name="P3">(94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5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8</text:p>
            <text:p text:style-name="P3">(106.000)</text:p>
          </table:table-cell>
          <table:table-cell table:style-name="Tabelle1.A2" office:value-type="string">
            <text:p text:style-name="P12">Spezialisiert</text:p>
          </table:table-cell>
          <table:table-cell table:style-name="Tabelle1.A2" office:value-type="string">
            <text:p text:style-name="P2">+3</text:p>
          </table:table-cell>
          <table:table-cell table:style-name="Tabelle1.A2" office:value-type="string">
            <text:p text:style-name="P2">+7 Gr.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19</text:p>
            <text:p text:style-name="P3">(120.000)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+5 Max.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G2" office:value-type="string">
            <text:p text:style-name="P2">-</text:p>
          </table:table-cell>
        </table:table-row>
        <table:table-row>
          <table:table-cell table:style-name="Tabelle1.A2" office:value-type="string">
            <text:p text:style-name="P3">20</text:p>
            <text:p text:style-name="P3">(135.000)</text:p>
          </table:table-cell>
          <table:table-cell table:style-name="Tabelle1.A2" office:value-type="string">
            <text:p text:style-name="P2">Skillvoll</text:p>
          </table:table-cell>
          <table:table-cell table:style-name="Tabelle1.A2" office:value-type="string">
            <text:p text:style-name="P2">+7</text:p>
          </table:table-cell>
          <table:table-cell table:style-name="Tabelle1.A2" office:value-type="string">
            <text:p text:style-name="P2">+1ß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9">Nektromantie</text:p>
          </table:table-cell>
          <table:table-cell table:style-name="Tabelle1.G2" office:value-type="string">
            <text:p text:style-name="P2">+3 Sp.F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1T11:24:08.37</meta:creation-date>
    <dc:date>2018-11-20T17:25:44.92</dc:date>
    <meta:editing-duration>PT54M20S</meta:editing-duration>
    <meta:editing-cycles>141</meta:editing-cycles>
    <meta:generator>OpenOffice/4.1.5$Win32 OpenOffice.org_project/415m1$Build-9789</meta:generator>
    <meta:document-statistic meta:table-count="1" meta:image-count="0" meta:object-count="0" meta:page-count="1" meta:paragraph-count="175" meta:word-count="298" meta:character-count="1454"/>
  </office:meta>
</office:document-meta>
</file>